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solid" draw:fill-color="#ffffff" loext:fill-use-slide-background="false" draw:opacity="100%" draw:textarea-horizontal-align="justify" draw:textarea-vertical-align="middle" draw:auto-grow-height="false" fo:min-height="10.28cm" fo:min-width="6.33cm" fo:padding-top="0.76cm" fo:padding-bottom="0.76cm" fo:padding-left="0.885cm" fo:padding-right="0.885cm"/>
    </style:style>
    <style:style style:name="gr3" style:family="graphic" style:parent-style-name="objectwithoutfill">
      <style:graphic-properties svg:stroke-width="1.27cm" svg:stroke-color="#000000" draw:marker-start-width="2.105cm" draw:marker-end-width="2.105cm" svg:stroke-linecap="round" draw:fill="solid" draw:fill-color="#ffffff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1cm" svg:height="11.8cm" svg:x="6.7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" draw:text-style-name="P3" draw:layer="layout" svg:width="12.708cm" svg:height="1.969cm" draw:transform="rotate (0.488517657633213) translate (9.47553756034952cm 14.9606067208216cm)" svg:viewBox="0 0 12709 1970" draw:points="0,1970 12571,1969 12709,4 3538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43:09.255000000</meta:creation-date>
    <dc:date>2024-05-31T18:18:04.403000000</dc:date>
    <meta:editing-duration>PT26M4S</meta:editing-duration>
    <meta:editing-cycles>3</meta:editing-cycles>
    <meta:generator>LibreOffice/7.5.3.2$Windows_X86_64 LibreOffice_project/9f56dff12ba03b9acd7730a5a481eea045e468f3</meta:generator>
    <meta:document-statistic meta:object-count="3"/>
  </office:meta>
</office:document-meta>
</file>